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" svg:font-family="Courier, monospace"/>
    <style:font-face style:name="OpenSymbol" svg:font-family="OpenSymbol"/>
    <style:font-face style:name="SFMono-Regular" svg:font-family="SFMono-Regular, Menlo, Monaco, Consolas, 'Liberation Mono', 'Courier New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ucien Schoenschriftv CAT" svg:font-family="'Lucien Schoenschriftv CAT'" style:font-pitch="variable"/>
    <style:font-face style:name="Times New Roman" svg:font-family="'Times New Roman'" style:font-family-generic="roman" style:font-pitch="variable"/>
    <style:font-face style:name="Ink Free" svg:font-family="'Ink Free'" style:font-family-generic="script" style:font-pitch="variable"/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Josefin Sans" svg:font-family="'Josefin Sans'" style:font-family-generic="swiss" style:font-pitch="variable"/>
    <style:font-face style:name="Segoe UI Black" svg:font-family="'Segoe UI Black'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Ink Free" fo:font-size="15pt" style:font-size-asian="15pt" style:font-size-complex="15pt"/>
    </style:style>
    <style:style style:name="P2" style:family="paragraph" style:parent-style-name="Standard">
      <style:text-properties style:font-name="Carlito" fo:font-size="15pt" style:font-size-asian="15pt" style:font-size-complex="15pt"/>
    </style:style>
    <style:style style:name="P3" style:family="paragraph" style:parent-style-name="Standard">
      <style:text-properties style:font-name="Carlito" fo:font-size="15pt" style:font-size-asian="15pt" style:font-size-complex="15pt"/>
    </style:style>
    <style:style style:name="P4" style:family="paragraph" style:parent-style-name="Standard">
      <style:text-properties fo:color="#333333" style:font-name="Carlito" fo:font-size="15pt" style:font-size-asian="15pt" style:font-size-complex="15pt"/>
    </style:style>
    <style:style style:name="P5" style:family="paragraph" style:parent-style-name="Standard">
      <style:text-properties style:font-name="Ink Free" fo:font-size="15pt" style:font-size-asian="15pt" style:font-size-complex="15pt"/>
    </style:style>
    <style:style style:name="P6" style:family="paragraph" style:parent-style-name="Standard">
      <style:text-properties fo:color="#ffcc00" style:font-name="Carlito" fo:font-size="15pt" style:font-size-asian="15pt" style:font-size-complex="15pt"/>
    </style:style>
    <style:style style:name="T1" style:family="text">
      <style:text-properties style:font-name="Segoe UI Black"/>
    </style:style>
    <style:style style:name="T2" style:family="text">
      <style:text-properties style:font-name="Lucien Schoenschriftv CAT" fo:font-size="20pt" style:font-size-asian="20pt" style:font-size-complex="20pt"/>
    </style:style>
    <style:style style:name="T3" style:family="text">
      <style:text-properties style:font-name="Josefin Sans"/>
    </style:style>
    <style:style style:name="T4" style:family="text">
      <style:text-properties fo:font-variant="normal" fo:text-transform="none" style:font-name="Courier" fo:font-size="15.75pt" fo:letter-spacing="normal" fo:font-style="normal" fo:font-weight="normal"/>
    </style:style>
    <style:style style:name="T5" style:family="text">
      <style:text-properties fo:font-variant="normal" fo:text-transform="none" fo:color="#808080" style:font-name="Courier" fo:font-size="15.75pt" fo:letter-spacing="normal" fo:font-style="normal" fo:font-weight="normal"/>
    </style:style>
    <style:style style:name="T6" style:family="text">
      <style:text-properties fo:font-variant="normal" fo:text-transform="none" fo:color="#2f6f9f" style:font-name="SFMono-Regular" fo:font-size="10.5pt" fo:letter-spacing="normal" fo:font-style="normal" fo:font-weight="normal"/>
    </style:style>
    <style:style style:name="T7" style:family="text">
      <style:text-properties fo:font-variant="normal" fo:text-transform="none" fo:color="#212529" style:font-name="SFMono-Regular" fo:font-size="10.5pt" fo:letter-spacing="normal" fo:font-style="normal" fo:font-weight="normal"/>
    </style:style>
    <style:style style:name="T8" style:family="text">
      <style:text-properties fo:font-variant="normal" fo:text-transform="none" fo:color="#4f9fcf" style:font-name="SFMono-Regular" fo:font-size="10.5pt" fo:letter-spacing="normal" fo:font-style="normal" fo:font-weight="normal"/>
    </style:style>
    <style:style style:name="T9" style:family="text">
      <style:text-properties fo:font-variant="normal" fo:text-transform="none" fo:color="#d44950" style:font-name="SFMono-Regular" fo:font-size="10.5pt" fo:letter-spacing="normal" fo:font-style="normal" fo:font-weight="normal"/>
    </style:style>
    <style:style style:name="T10" style:family="text">
      <style:text-properties fo:color="#808080"/>
    </style:style>
    <style:style style:name="T11" style:family="text">
      <style:text-properties fo:color="#808080" fo:background-color="#ffcc00"/>
    </style:style>
    <style:style style:name="T12" style:family="text">
      <style:text-properties fo:background-color="#c5000b"/>
    </style:style>
    <style:style style:name="T13" style:family="text">
      <style:text-properties fo:background-color="#b2b2b2"/>
    </style:style>
    <style:style style:name="T14" style:family="text">
      <style:text-properties fo:background-color="#666666"/>
    </style:style>
    <style:style style:name="T15" style:family="text">
      <style:text-properties style:font-name="Ink Free" fo:font-size="15pt" style:font-size-asian="15pt" style:font-size-complex="15pt"/>
    </style:style>
    <style:style style:name="T16" style:family="text">
      <style:text-properties fo:background-color="#ffcc00"/>
    </style:style>
    <style:style style:name="T17" style:family="text">
      <style:text-properties fo:color="#ffcc00" fo:background-color="#ffcc00"/>
    </style:style>
    <style:style style:name="T18" style:family="text">
      <style:text-properties fo:color="#ffcc00" fo:background-color="#808080"/>
    </style:style>
    <style:style style:name="T19" style:family="text">
      <style:text-properties fo:color="#ffcc00" style:text-underline-style="solid" style:text-underline-width="auto" style:text-underline-color="font-color" fo:background-color="#808080"/>
    </style:style>
    <style:style style:name="T20" style:family="text">
      <style:text-properties fo:color="#dddddd" fo:background-color="#8080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WEBPAGE ASSIGNMENT:</text:span> HAROLD LLOYD</text:p>
      <text:p text:style-name="P1"/>
      <text:p text:style-name="P2">COLOR SCHEME:</text:p>
      <text:p text:style-name="P2">PRIMARY: <text:span text:style-name="T14">dark gray/black</text:span></text:p>
      <text:p text:style-name="P4"><text:span text:style-name="T4">#848484 (132,132,132)</text:span> </text:p>
      <text:p text:style-name="P2">SECONDARY: <text:span text:style-name="T13">light gray</text:span></text:p>
      <text:p text:style-name="P2"><text:span text:style-name="T5">#CECDCD </text:span><text:span text:style-name="T5">(206,205,205)</text:span> </text:p>
      <text:p text:style-name="P2">ACCENT: <text:span text:style-name="T16">yellow</text:span></text:p>
      <text:p text:style-name="P6"><text:span text:style-name="T4">#fadd00 (250,221,0)</text:span> </text:p>
      <text:p text:style-name="P2"/>
      <text:p text:style-name="P2">FONT FAMILY</text:p>
      <text:p text:style-name="P2">-NAVBAR FONT: <text:span text:style-name="T3">Josefin Sans</text:span></text:p>
      <text:p text:style-name="P2">-HEADER FONT: <text:span text:style-name="T2">Lucien Schoenschriftv CAT</text:span></text:p>
      <text:p text:style-name="P2">-BODY FONT: <text:span text:style-name="T3">Josefin Sans</text:span></text:p>
      <text:p text:style-name="P2">-FOOTER FONT: <text:span text:style-name="T3">Josefin Sans</text:span></text:p>
      <text:p text:style-name="P2"/>
      <text:p text:style-name="P2">BACKGROUND COLORS:</text:p>
      <text:p text:style-name="P2">-HEADER: none</text:p>
      <text:p text:style-name="P2">-BODY: <text:span text:style-name="T14">dark gray/black</text:span></text:p>
      <text:p text:style-name="P2">-FOOTER: <text:span text:style-name="T14">dark gray/black</text:span></text:p>
      <text:p text:style-name="P2"/>
      <text:p text:style-name="P2">FONT COLOR:</text:p>
      <text:p text:style-name="P2">-HEADER: <text:span text:style-name="T16">yellow text</text:span></text:p>
      <text:p text:style-name="P2">-BODY: <text:span text:style-name="T13">light gray text</text:span></text:p>
      <text:p text:style-name="P2">-FOOTER: <text:span text:style-name="T13">light gray text</text:span></text:p>
      <text:p text:style-name="P2"/>
      <text:p text:style-name="P2">FONT SIZE:</text:p>
      <text:p text:style-name="P2">-HEADER: h2</text:p>
      <text:p text:style-name="P2">-BODY: &lt;small&gt;</text:p>
      <text:p text:style-name="P2">-FOOTER: &lt;small&gt;</text:p>
      <text:p text:style-name="P2"/>
      <text:p text:style-name="P2">ELEMENT COLORS:</text:p>
      <text:p text:style-name="P2">-NAV BUTTONS: <text:s/><text:span text:style-name="T20">light gray text on dark gray background</text:span></text:p>
      <text:p text:style-name="P2">-BUTTONS: <text:span text:style-name="T18">yellow text and outline</text:span></text:p>
      <text:p text:style-name="P2">-LINKS: <text:span text:style-name="T19">yellow text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" svg:font-family="Courier, monospace"/>
    <style:font-face style:name="OpenSymbol" svg:font-family="OpenSymbol"/>
    <style:font-face style:name="SFMono-Regular" svg:font-family="SFMono-Regular, Menlo, Monaco, Consolas, 'Liberation Mono', 'Courier New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ucien Schoenschriftv CAT" svg:font-family="'Lucien Schoenschriftv CAT'" style:font-pitch="variable"/>
    <style:font-face style:name="Times New Roman" svg:font-family="'Times New Roman'" style:font-family-generic="roman" style:font-pitch="variable"/>
    <style:font-face style:name="Ink Free" svg:font-family="'Ink Free'" style:font-family-generic="script" style:font-pitch="variable"/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Josefin Sans" svg:font-family="'Josefin Sans'" style:font-family-generic="swiss" style:font-pitch="variable"/>
    <style:font-face style:name="Segoe UI Black" svg:font-family="'Segoe UI Black'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7-10T21:36:11.73</meta:creation-date>
    <dc:date>2022-07-30T16:48:41.32</dc:date>
    <meta:editing-duration>P3DT23H52M28S</meta:editing-duration>
    <meta:editing-cycles>72</meta:editing-cycles>
    <meta:generator>OpenOffice/4.1.11$Win32 OpenOffice.org_project/4111m1$Build-9808</meta:generator>
    <meta:document-statistic meta:table-count="0" meta:image-count="0" meta:object-count="0" meta:page-count="1" meta:paragraph-count="29" meta:word-count="89" meta:character-count="621"/>
  </office:meta>
</office:document-meta>
</file>